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text-align="center" style:justify-single-word="false"/>
      <style:text-properties style:font-name="Times New Roman" officeooo:rsid="002dae90" officeooo:paragraph-rsid="002dae90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 style:list-style-name="">
      <style:paragraph-properties fo:line-height="100%" fo:text-align="center" style:justify-single-word="false" fo:orphans="2" fo:widows="2"/>
    </style:style>
    <style:style style:name="P6" style:family="paragraph" style:parent-style-name="List_20_Paragraph" style:master-page-name="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style:page-number="auto" fo:background-color="transparent" style:writing-mode="lr-tb"/>
      <style:text-properties officeooo:rsid="002d4f49" officeooo:paragraph-rsid="002d4f49"/>
    </style:style>
    <style:style style:name="P7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officeooo:rsid="002d4f49" officeooo:paragraph-rsid="002d4f49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17" style:family="paragraph" style:parent-style-name="Standard">
      <style:paragraph-properties fo:margin-top="0in" fo:margin-bottom="0in" style:contextual-spacing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in" style:contextual-spacing="false" fo:text-indent="0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end" style:justify-single-word="false" fo:text-indent="0.3937in" style:auto-text-indent="false"/>
    </style:style>
    <style:style style:name="P20" style:family="paragraph" style:parent-style-name="Standard">
      <style:paragraph-properties fo:margin-left="0in" fo:margin-right="0in" fo:margin-top="0.0398in" fo:margin-bottom="0.0398in" style:contextual-spacing="false" fo:line-height="150%" fo:text-indent="0in" style:auto-text-indent="false"/>
      <style:text-properties officeooo:paragraph-rsid="001be86d"/>
    </style:style>
    <style:style style:name="P21" style:family="paragraph" style:parent-style-name="Standard">
      <style:paragraph-properties fo:line-height="150%" fo:text-align="justify" style:justify-single-word="false" fo:text-indent="0.4917in" style:auto-text-indent="false"/>
    </style:style>
    <style:style style:name="P22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</style:style>
    <style:style style:name="P23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 fo:text-indent="0.3937in" style:auto-text-indent="false">
        <style:tab-stops>
          <style:tab-stop style:position="4.7252in"/>
        </style:tab-stops>
      </style:paragraph-properties>
      <style:text-properties style:font-name-complex="Times New Roman1"/>
    </style:style>
    <style:style style:name="P25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language="en" fo:country="US" officeooo:rsid="001acaee" officeooo:paragraph-rsid="001acaee"/>
    </style:style>
    <style:style style:name="P26" style:family="paragraph" style:parent-style-name="Standard">
      <style:paragraph-properties fo:line-height="150%" fo:text-align="justify" style:justify-single-word="false" fo:text-indent="0.4917in" style:auto-text-indent="false"/>
      <style:text-properties officeooo:rsid="00199156" officeooo:paragraph-rsid="00199156"/>
    </style:style>
    <style:style style:name="P27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officeooo:rsid="001a6c98" officeooo:paragraph-rsid="001a6c98"/>
    </style:style>
    <style:style style:name="P28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en" fo:country="US" officeooo:rsid="001f6b91" officeooo:paragraph-rsid="001f6b91" fo:background-color="transparent"/>
    </style:style>
    <style:style style:name="P29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en" fo:country="US" officeooo:rsid="0025ada8" officeooo:paragraph-rsid="0025ada8" fo:background-color="transparent"/>
    </style:style>
    <style:style style:name="P30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en" fo:country="US" officeooo:rsid="0028d516" officeooo:paragraph-rsid="0028d516" fo:background-color="transparent"/>
    </style:style>
    <style:style style:name="P31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en" fo:country="US" officeooo:rsid="002a6c7a" officeooo:paragraph-rsid="002a6c7a" fo:background-color="transparent"/>
    </style:style>
    <style:style style:name="P32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en" fo:country="US" officeooo:rsid="0044fdde" officeooo:paragraph-rsid="0044fdde" fo:background-color="transparent"/>
    </style:style>
    <style:style style:name="P33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en" fo:country="US" officeooo:rsid="0047fe68" officeooo:paragraph-rsid="0047fe68" fo:background-color="transparent"/>
    </style:style>
    <style:style style:name="P34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ru" fo:country="RU" officeooo:rsid="001acaee" officeooo:paragraph-rsid="001acaee" fo:background-color="transparent"/>
    </style:style>
    <style:style style:name="P35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ru" fo:country="RU" officeooo:rsid="001acaee" officeooo:paragraph-rsid="001f6b91" fo:background-color="transparent"/>
    </style:style>
    <style:style style:name="P36" style:family="paragraph" style:parent-style-name="Standard">
      <style:paragraph-properties fo:margin-top="0.0398in" fo:margin-bottom="0.0398in" style:contextual-spacing="false" fo:line-height="150%" fo:text-indent="0.3937in" style:auto-text-indent="false"/>
      <style:text-properties fo:color="#000000" loext:opacity="100%" fo:language="ru" fo:country="RU" officeooo:rsid="00280526" officeooo:paragraph-rsid="00280526" fo:background-color="transparent"/>
    </style:style>
    <style:style style:name="P37" style:family="paragraph" style:parent-style-name="Standard">
      <style:paragraph-properties fo:margin-left="0in" fo:margin-right="0in" fo:margin-top="0.0398in" fo:margin-bottom="0.0398in" style:contextual-spacing="false" fo:line-height="150%" fo:text-indent="0in" style:auto-text-indent="false"/>
      <style:text-properties fo:language="ru" fo:country="RU" officeooo:rsid="001d4829" officeooo:paragraph-rsid="001d4829"/>
    </style:style>
    <style:style style:name="P38" style:family="paragraph" style:parent-style-name="Standard">
      <style:paragraph-properties fo:margin-left="0in" fo:margin-right="0in" fo:margin-top="0.0398in" fo:margin-bottom="0.0398in" style:contextual-spacing="false" fo:line-height="150%"/>
      <style:text-properties fo:language="ru" fo:country="RU"/>
    </style:style>
    <style:style style:name="T1" style:family="text"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T3" style:family="text">
      <style:text-properties style:font-name-asian="Calibri1" style:language-asian="ru" style:country-asian="RU" style:font-name-complex="Times New Roman1" style:font-size-complex="14pt"/>
    </style:style>
    <style:style style:name="T4" style:family="text"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T5" style:family="text">
      <style:text-properties fo:font-weight="bold" style:font-weight-asian="bold" style:font-name-complex="Times New Roman1"/>
    </style:style>
    <style:style style:name="T6" style:family="text">
      <style:text-properties fo:font-weight="bold" style:font-weight-asian="bold" style:font-name-complex="Times New Roman1" style:font-size-complex="14pt"/>
    </style:style>
    <style:style style:name="T7" style:family="text">
      <style:text-properties fo:font-weight="bold" style:font-weight-asian="bold" style:font-name-complex="Times New Roman1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T10" style:family="text">
      <style:text-properties fo:font-style="italic" style:font-name-asian="Calibri1" style:language-asian="ru" style:country-asian="RU" style:font-style-asian="italic" style:font-name-complex="Times New Roman1" style:font-size-complex="14pt"/>
    </style:style>
    <style:style style:name="T11" style:family="text">
      <style:text-properties style:font-name-complex="Times New Roman1"/>
    </style:style>
    <style:style style:name="T12" style:family="text">
      <style:text-properties style:font-name-complex="Times New Roman1" style:font-size-complex="14pt"/>
    </style:style>
    <style:style style:name="T13" style:family="text">
      <style:text-properties officeooo:rsid="00199156" style:font-name-complex="Times New Roman1" style:font-size-complex="14pt"/>
    </style:style>
    <style:style style:name="T14" style:family="text">
      <style:text-properties officeooo:rsid="001a6c98" style:font-name-complex="Times New Roman1" style:font-size-complex="14pt"/>
    </style:style>
    <style:style style:name="T15" style:family="text">
      <style:text-properties officeooo:rsid="001c1d06" style:font-name-complex="Times New Roman1" style:font-size-complex="14pt"/>
    </style:style>
    <style:style style:name="T16" style:family="text">
      <style:text-properties fo:color="#ff0000" loext:opacity="100%" style:font-name-complex="Times New Roman1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name-complex="Times New Roman1" style:font-size-complex="14pt"/>
    </style:style>
    <style:style style:name="T19" style:family="text">
      <style:text-properties fo:language="en" fo:country="US" officeooo:rsid="001c1d06" style:font-name-complex="Times New Roman1" style:font-size-complex="14pt"/>
    </style:style>
    <style:style style:name="T20" style:family="text">
      <style:text-properties fo:language="en" fo:country="US" fo:font-style="italic" style:font-style-asian="italic" style:font-name-complex="Times New Roman1" style:font-size-complex="14pt" style:font-style-complex="italic"/>
    </style:style>
    <style:style style:name="T21" style:family="text">
      <style:text-properties fo:language="en" fo:country="US" officeooo:rsid="00339339"/>
    </style:style>
    <style:style style:name="T22" style:family="text">
      <style:text-properties fo:language="en" fo:country="US" officeooo:rsid="00382289"/>
    </style:style>
    <style:style style:name="T23" style:family="text">
      <style:text-properties officeooo:rsid="00199156" fo:background-color="#ffff00" loext:char-shading-value="0" style:font-name-asian="Calibri1" style:language-asian="ru" style:country-asian="RU" style:font-name-complex="Times New Roman1" style:font-size-complex="14pt"/>
    </style:style>
    <style:style style:name="T24" style:family="text">
      <style:text-properties fo:language="ru" fo:country="RU"/>
    </style:style>
    <style:style style:name="T25" style:family="text">
      <style:text-properties fo:language="ru" fo:country="RU" style:font-name-complex="Times New Roman1" style:font-size-complex="14pt"/>
    </style:style>
    <style:style style:name="T26" style:family="text">
      <style:text-properties fo:language="ru" fo:country="RU" officeooo:rsid="002a6c7a"/>
    </style:style>
    <style:style style:name="T27" style:family="text">
      <style:text-properties fo:language="ru" fo:country="RU" officeooo:rsid="00339339"/>
    </style:style>
    <style:style style:name="T28" style:family="text">
      <style:text-properties fo:language="ru" fo:country="RU" officeooo:rsid="00382289"/>
    </style:style>
    <style:style style:name="T29" style:family="text">
      <style:text-properties fo:language="ru" fo:country="RU" officeooo:rsid="002d4f49"/>
    </style:style>
    <style:style style:name="T30" style:family="text">
      <style:text-properties fo:language="ru" fo:country="RU" officeooo:rsid="00490955"/>
    </style:style>
    <style:style style:name="T31" style:family="text">
      <style:text-properties fo:language="ru" fo:country="RU" officeooo:rsid="00526cbb"/>
    </style:style>
    <style:style style:name="T32" style:family="text">
      <style:text-properties officeooo:rsid="001f6b91"/>
    </style:style>
    <style:style style:name="T33" style:family="text">
      <style:text-properties officeooo:rsid="002a6c7a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ЫЫ<text:span text:style-name="T1">МИНОБРНАУКИ РОССИИ</text:span><text:span text:style-name="T1"/></text:p>
      <text:p text:style-name="P10" loext:marker-style-name="T1"/>
      <text:p text:style-name="P8" loext:marker-style-name="T1"><text:span text:style-name="T1">ФЕДЕРАЛЬНОЕ ГОСУДАРСТВЕННОЕ БЮДЖЕТНОЕ ОБРАЗОВАТЕЛЬНОЕ </text:span><text:span text:style-name="T1"/></text:p>
      <text:p text:style-name="P8" loext:marker-style-name="T1"><text:span text:style-name="T1">УЧРЕЖДЕНИЕ ВЫСШЕГО ОБРАЗОВАНИЯ</text:span><text:span text:style-name="T1"/></text:p>
      <text:p text:style-name="P8" loext:marker-style-name="T1"><text:span text:style-name="T1">«НИЖЕГОРОДСКИЙ ГОСУДАРСТВЕННЫЙ ТЕХНИЧЕСКИЙ</text:span><text:span text:style-name="T1"/></text:p>
      <text:p text:style-name="P8" loext:marker-style-name="T1"><text:span text:style-name="T1"><text:s/>УНИВЕРСИТЕТ ИМ. Р.Е. АЛЕКСЕЕВА»</text:span><text:span text:style-name="T1"/></text:p>
      <text:p text:style-name="P8" loext:marker-style-name="T1"><text:span text:style-name="T1">(НГТУ)</text:span><text:span text:style-name="T1"/></text:p>
      <text:p text:style-name="P11" loext:marker-style-name="T2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9">Институт радиоэлектроники и информационных технологий<text:span text:style-name="T3"/></text:p>
      <text:p text:style-name="P9"><text:bookmark-start text:name="__RefHeading___Toc4032_1917984385"/>Кафедра «Информационные радиосистемы»<text:bookmark-end text:name="__RefHeading___Toc4032_1917984385"/><text:span text:style-name="T3"/></text:p>
      <text:p text:style-name="P16" loext:marker-style-name="T4"/>
      <text:p text:style-name="P8" loext:marker-style-name="T4"><text:span text:style-name="T4">Контрольная работа по дисциплине </text:span><text:span text:style-name="T4"/></text:p>
      <text:p text:style-name="P8" loext:marker-style-name="T4"><text:span text:style-name="T4">«Системное программирование»</text:span><text:span text:style-name="T4"/></text:p>
      <text:p text:style-name="P13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9" loext:marker-style-name="T3"><text:span text:style-name="T3">Выполнил:</text:span><text:span text:style-name="T3"/></text:p>
      <text:p text:style-name="P22" loext:marker-style-name="T3"><text:span text:style-name="T3">Студент гр. 23-РЗ<text:tab/></text:span><text:span text:style-name="T23">____________</text:span></text:p>
      <text:p text:style-name="P23" loext:marker-style-name="T9"/>
      <text:p text:style-name="P22" loext:marker-style-name="T3"><text:span text:style-name="T3">Проверил:</text:span><text:span text:style-name="T3"/></text:p>
      <text:p text:style-name="P15" loext:marker-style-name="T3"/>
      <text:p text:style-name="P22" loext:marker-style-name="T3"><text:span text:style-name="T3">к.т.н., доцент кафедры ИРС Сидоров С.Б.</text:span><text:span text:style-name="T3"/></text:p>
      <text:p text:style-name="P22" loext:marker-style-name="T10"><text:span text:style-name="T9"><text:s text:c="64"/></text:span><text:span text:style-name="T10"><text:tab/></text:span></text:p>
      <text:p text:style-name="P17" loext:marker-style-name="T4"/>
      <text:p text:style-name="P17" loext:marker-style-name="T4"/>
      <text:p text:style-name="P17" loext:marker-style-name="T4"/>
      <text:p text:style-name="P17" loext:marker-style-name="T4"/>
      <text:p text:style-name="P18"/>
      <text:p text:style-name="P17" loext:marker-style-name="T4"/>
      <text:p text:style-name="P17" loext:marker-style-name="T4"/>
      <text:p text:style-name="P8" loext:marker-style-name="T3"><text:span text:style-name="T3">Нижний Новгород</text:span><text:span text:style-name="T3"/></text:p>
      <text:p text:style-name="P8" loext:marker-style-name="T3"><text:span text:style-name="T3">2024</text:span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<text:soft-page-break/>Содержание</text:p>
          </text:index-title>
          <text:p text:style-name="P2"><text:a xlink:type="simple" xlink:href="#__RefHeading___Toc4034_1917984385" text:style-name="Index_20_Link" text:visited-style-name="Index_20_Link">1. Постановка задачи<text:tab/>3</text:a></text:p>
          <text:p text:style-name="P2"><text:a xlink:type="simple" xlink:href="#__RefHeading___Toc4036_1917984385" text:style-name="Index_20_Link" text:visited-style-name="Index_20_Link">2. Архитектура программной системы<text:tab/>4</text:a></text:p>
          <text:p text:style-name="P2"><text:a xlink:type="simple" xlink:href="#__RefHeading___Toc4038_1917984385" text:style-name="Index_20_Link" text:visited-style-name="Index_20_Link">3. Алгоритм обработки<text:tab/>5</text:a></text:p>
        </text:index-body>
      </text:table-of-content>
      <text:p text:style-name="P24" loext:marker-style-name="T11"/>
      <text:h text:style-name="P4" text:outline-level="1"><text:bookmark-start text:name="__RefHeading___Toc4034_1917984385"/>1. Постановка задачи<text:bookmark-end text:name="__RefHeading___Toc4034_1917984385"/></text:h>
      <text:p text:style-name="P21"><text:span text:style-name="T12">Применяя парадигму абстрактных типов данных и инкрементную модель разработки, создать программную систему для решения поставленной<text:line-break/>задачи. Все исходные данные должны вводиться со стандартного<text:line-break/>устройства ввода (с клавиатуры), то есть запрашиваться у пользователя.<text:line-break/>Результаты обработки должны быть выданы на стандартное устройство<text:line-break/>вывода (дисплей). Кроме окончательного варианта программной системы<text:line-break/>должны быть предоставлены и её промежуточные версии.<text:line-break/><text:line-break/>Вариант </text:span><text:span text:style-name="T13">6</text:span></text:p>
      <text:p text:style-name="P26"><text:span text:style-name="T12">Дан целочисленный массив </text:span><text:span text:style-name="T12"><draw:frame draw:style-name="fr1" draw:name="Объект1" text:anchor-type="as-char" svg:y="-0.1492in" svg:width="0.9736in" svg:height="0.210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<text:s/></text:span><text:span text:style-name="T25">из </text:span><text:span text:style-name="T20">n</text:span><text:span text:style-name="T18"> </text:span><text:span text:style-name="T25">элементов. «Сожмите» массив, выбросив из него каждый второй элемент. Для решения задачи нельзя использовать дополнительный массив.</text:span></text:p>
      <text:h text:style-name="P5" text:outline-level="1"/>
      <text:h text:style-name="P4" text:outline-level="1"><text:bookmark-start text:name="__RefHeading___Toc4036_1917984385"/>2. Архитектура программной системы<text:bookmark-end text:name="__RefHeading___Toc4036_1917984385"/></text:h>
      <text:p text:style-name="P27"><text:span text:style-name="T12">Разберём, использованный для решения поставленной задачи, абстрактный тип данных.</text:span></text:p>
      <text:p text:style-name="P25">Application <text:span text:style-name="T24">состоит из двух полей, а именно:</text:span></text:p>
      <text:p text:style-name="P38"><text:tab/>int n;</text:p>
      <text:p text:style-name="P38"><text:tab/>std::vector&lt;int&gt; array;</text:p>
      <text:p text:style-name="P20"><text:span text:style-name="T14">По условию, n – количество элементов исходного массива. </text:span><text:span text:style-name="T15">Для хранения элементов массива, была применяется вектор из &lt;</text:span><text:span text:style-name="T19">vector&gt;. </text:span></text:p>
      <text:p text:style-name="P20"><text:span text:style-name="T19"/></text:p>
      <text:p text:style-name="P37"><text:span text:style-name="T15"><text:tab/></text:span><text:span text:style-name="T12">В качестве основных функций в приложении, можно выделить:</text:span></text:p>
      <text:p text:style-name="P37"><text:span text:style-name="T12"/></text:p>
      <text:p text:style-name="P34">int app_run(Application&amp; app);</text:p>
      <text:p text:style-name="P34">bool app_begin(Application&amp; app);</text:p>
      <text:p text:style-name="P34">bool app_process(Application&amp; app);</text:p>
      <text:p text:style-name="P34">bool app_end(Application&amp; app);</text:p>
      <text:p text:style-name="P34"/>
      <text:p text:style-name="P28">app_run – <text:span text:style-name="T24">отвечает за запуск приложения в функции </text:span>main<text:span text:style-name="T24">, принимая на вход ссылку на переменную </text:span>app <text:span text:style-name="T24">по типу АТД. В </text:span>main <text:span text:style-name="T24">возвращается целочисленное значение, в качестве индикации успешности исполнения приложения.</text:span></text:p>
      <text:p text:style-name="P35">app_begin — <text:span text:style-name="T32">отвечает за запрос данных у пользователя — т. е. За заполнение вектора.</text:span></text:p>
      <text:p text:style-name="P29">app_process – <text:span text:style-name="T24">отвечает за «сжатие» массива данных.</text:span></text:p>
      <text:p text:style-name="P29">app_end – <text:span text:style-name="T24">отвечает за отображение пользователю получившегося массива данных.</text:span></text:p>
      <text:p text:style-name="P36"/>
      <text:p text:style-name="P36">Так же, для взаимодействия с вектором, был введён модуль <text:span text:style-name="T17">vector, </text:span>в котором присутствуют следующие функции:</text:p>
      <text:p text:style-name="P36"/>
      <text:p text:style-name="P34"><text:soft-page-break/>bool vector_push(std::vector&lt;int&gt;&amp; vector, int value);</text:p>
      <text:p text:style-name="P34">bool vector_erase(std::vector&lt;int&gt;&amp; vector, int index);</text:p>
      <text:p text:style-name="P34">bool vector_display(std::vector&lt;int&gt;&amp; vector);</text:p>
      <text:p text:style-name="P34">int vector_size(std::vector&lt;int&gt;&amp; vector);</text:p>
      <text:p text:style-name="P34">bool vector_check(std::vector&lt;int&gt;&amp; vector);</text:p>
      <text:p text:style-name="P34"/>
      <text:p text:style-name="P32">vector_push – <text:span text:style-name="T24">отвечает за добавление элементов в конец вектора.</text:span></text:p>
      <text:p text:style-name="P30">vector_erase – <text:span text:style-name="T24">выполняет функцию «сжатия», принимая на вход ссылку на вектор и итератор цикла</text:span> i<text:span text:style-name="T24"> из функции</text:span> app_process.</text:p>
      <text:p text:style-name="P30"><text:span text:style-name="T33">vector_display – </text:span><text:span text:style-name="T26">позволяет просмотреть все элементы вектора на стандартном устройстве ввода.</text:span></text:p>
      <text:p text:style-name="P33">vector_size – <text:span text:style-name="T24">возвращает количество элементов в переданном в качестве аргумента, </text:span><text:span text:style-name="T30">векторе</text:span><text:span text:style-name="T24">.</text:span></text:p>
      <text:p text:style-name="P31">vector_check —<text:span text:style-name="T24"> функция введена для упрощения процесса отладки, принимая на вход вектор, функция проверяет чётность значений элементов. Если значение оказывается чётным числом, то выводится сообщение об ошибке, и возвращается </text:span>false<text:span text:style-name="T24">. При отсутствии чётных чисел, будет выведено сообщение об успешной проверке вектора, и возвращено значение </text:span>true.</text:p>
      <text:h text:style-name="P5" text:outline-level="1"><text:span text:style-name="T29"/></text:h>
      <text:h text:style-name="P4" text:outline-level="1"><text:bookmark-start text:name="__RefHeading___Toc4038_1917984385"/>3. Алгоритм обработки<text:bookmark-end text:name="__RefHeading___Toc4038_1917984385"/></text:h>
      <text:p text:style-name="P6"><text:tab/>Вы<text:span text:style-name="T27">полнение кода начинается в функции </text:span><text:span text:style-name="T21">main, </text:span><text:span text:style-name="T27">естественно. Сначала мы объявляем переменную </text:span><text:span text:style-name="T21">app </text:span><text:span text:style-name="T27">по типу АТД </text:span><text:span text:style-name="T21">Application, </text:span><text:span text:style-name="T27">его мы используем для хранения массива и числа </text:span><text:span text:style-name="T21">n. </text:span><text:span text:style-name="T28">После этого, мы вызываем основную исполняемую функцию приложение — </text:span><text:span text:style-name="T22">app_run, </text:span><text:span text:style-name="T28">передавая ей нашу переменную АТД. Возвращаемое значение </text:span><text:span text:style-name="T22">app_run </text:span><text:span text:style-name="T28">напрямую возвращается в </text:span><text:span text:style-name="T22">main, </text:span><text:span text:style-name="T28">но это не обязательно, и зависит от программного комплекса, в который будет встроено данное приложение. </text:span></text:p>
      <text:p text:style-name="P7"><text:span text:style-name="T28"><text:tab/></text:span><text:span text:style-name="T31">Далее, по очереди, вызываются функции запроса данных у пользователя, обработки массива, и выдачи полученного результата на стандартное устройство вывода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83in" fo:margin-bottom="0.4917in" fo:margin-left="0.5909in" fo:margin-right="0.5902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егор корнилов</meta:initial-creator>
    <meta:editing-cycles>42</meta:editing-cycles>
    <meta:creation-date>2024-09-14T09:58:00</meta:creation-date>
    <dc:date>2024-11-22T20:12:59.994000000</dc:date>
    <meta:editing-duration>PT10H23M38S</meta:editing-duration>
    <meta:generator>LibreOffice/24.2.3.2$Windows_X86_64 LibreOffice_project/433d9c2ded56988e8a90e6b2e771ee4e6a5ab2ba</meta:generator>
    <meta:document-statistic meta:table-count="0" meta:image-count="0" meta:object-count="1" meta:page-count="6" meta:paragraph-count="54" meta:word-count="462" meta:character-count="3830" meta:non-whitespace-character-count="3331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text>{</mtext>
      <msub>
        <mi>a</mi>
        <mn>1</mn>
      </msub>
      <mi>,</mi>
      <msub>
        <mi>a</mi>
        <mn>2</mn>
      </msub>
      <mi>,</mi>
      <mn>...</mn>
      <mi>,</mi>
      <msub>
        <mi>a</mi>
        <mi>n</mi>
      </msub>
      <mtext>}</mtext>
    </mrow>
    <annotation encoding="StarMath 5.0">{"{" a_1, a_2, ... , a_n "}"}</annotation>
  </semantics>
</math>
</file>